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2"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3"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4" style:family="paragraph" style:parent-style-name="Standard">
      <style:paragraph-properties fo:margin-top="0.1665in" fo:margin-bottom="0.1665in" loext:contextual-spacing="false" fo:line-height="100%"/>
    </style:style>
    <style:style style:name="P5" style:family="paragraph" style:parent-style-name="Title" style:master-page-name="Standard">
      <style:paragraph-properties fo:text-align="center" style:justify-single-word="false" style:page-number="1"/>
    </style:style>
    <style:style style:name="T1" style:family="text">
      <style:text-properties style:text-underline-style="none"/>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488ydpt74exl"/>Spacebattles: Parleying</text:p>
      <text:p text:style-name="Standard"/>
      <text:p text:style-name="Standard">Meeting a monster doesn’t always have to spark a fight. An offering of food can calm some predators, and many intelligent creatures prefer to talk rather than draw their guns. If a creature attempts to parley or otherwise convince a creature, use the rules detailed in this chapter.</text:p>
      <text:p text:style-name="Standard"/>
      <text:p text:style-name="Heading_20_1"><text:bookmark text:name="_fucbq6sm997a"/>Attitude</text:p>
      <text:p text:style-name="Standard">Your influence on NPCs is measured with a set of points and attitudes that reflect how they view your character. These are only a brief summary of a creature's disposition. The GM will supply additional nuance based on the history and beliefs of the characters you're interacting with, and their attitudes can change in accordance with the story. The attitudes are detailed on the Conditions page and are summarized here.</text:p>
      <text:p text:style-name="Standard"/>
      <text:p text:style-name="Standard">The first time you meet a creature, the GM rolls 5d10 to determine their attitude towards you. The GM might add a modifier to this roll (typically -10 or -20 for enemies, +10 or +20 for allies and friends). A creature's attitude can never go above 50.</text:p>
      <text:list xml:id="list4068711704" text:style-name="WWNum1">
        <text:list-item>
          <text:p text:style-name="P1">100-81, Helpful: Willing to help you and responds favorably to your requests.</text:p>
        </text:list-item>
        <text:list-item>
          <text:p text:style-name="P2">80-61, Friendly: Has a good attitude toward you, but won't necessarily stick their neck out to help you.</text:p>
        </text:list-item>
        <text:list-item>
          <text:p text:style-name="P2">60-41, Indifferent: Doesn't care about you either way. </text:p>
        </text:list-item>
        <text:list-item>
          <text:p text:style-name="P2">40-21, Unfriendly: Dislikes you and doesn't want to help you.</text:p>
        </text:list-item>
        <text:list-item>
          <text:p text:style-name="P2">20-1, Hostile: Actively works against you—and might attack you just because of their dislike.</text:p>
        </text:list-item>
        <text:list-item>
          <text:p text:style-name="P3">0-, Very hostile: Attacks you instantly.</text:p>
        </text:list-item>
      </text:list>
      <text:p text:style-name="P4">A creature won’t attack those his attitude is Friendly or Helpful towards.</text:p>
      <text:p text:style-name="Heading_20_2"><text:bookmark text:name="_yc9jg69rkjkk"/>Changing attitudes</text:p>
      <text:p text:style-name="Standard">Creatures' attitudes towards the characters can change over the course of the campaign. Helping a creature accomplish a goal will increase their attitude towards the character by +1 to +10, depending on the task. Likewise, working against a creature can make the characters lose Attitude points (-1 to -40, depending on the severity). </text:p>
      <text:p text:style-name="Standard"/>
      <text:p text:style-name="Standard">Characters can also change other creatures' attitude by attempting a skill check to influence them. To influence a character, you must spend at least 1 minute conversing, or otherwise attempting to influence the creature. You can’t attempt to influence someone in the middle of combat. At the end of the minute, you attempt a skill check: typically Diplomacy, but Nature, Intimidation, and Deception can also be used, for different effects (see below). </text:p>
      <text:p text:style-name="Standard"/>
      <text:p text:style-name="Standard">No one can ever change the attitude of a player character with these skills. You can roleplay interactions with player characters, and even use skill checks if the player wants a mechanical sense of how convincing or charming a character is, but players make the ultimate decisions about how their characters respond.</text:p>
      <text:p text:style-name="Standard"/>
      <text:p text:style-name="Standard"><text:span text:style-name="T2">Diplomacy: </text:span>After attempting the skill check, the creature's attitude towards the influencer changes by a number of points equal to the result of the skill check minus (25-minus their attitude divided by 5, rounded down). The GM can also add a bonus or penalty between +10 or -10 to this roll. After seeing the result, the influencer can expend a resolve point to double or halve the result (influencers choice).The creature you attempt to influence must have an intelligence score equal to or above 6, and must understand you. </text:p>
      <text:p text:style-name="Standard"/>
      <text:p text:style-name="Standard"><text:span text:style-name="T2">Deception </text:span>Deception works the same way as Diplomacy, except the change in attitude is doubled, if the change in attitude was positive. If the creature realizes you have been deceiving it, either by losing more than 10 points on a single check, or later in the game, all further attempts to influence the creature takes a -2 penalty and it regains the number of attitude points it had towards you before you attempted to influence it -20, or 30, whichever is lowest.</text:p>
      <text:p text:style-name="Standard"><text:soft-page-break/></text:p>
      <text:p text:style-name="Standard"><text:span text:style-name="T2">Intimidation: </text:span>Intimidation works the same way as Diplomacy, except the change in attitude is doubled, if the change in attitude was positive. After a certain time determined by your proficiency rank in intimidation (Trained=1 minute, Expert=1hour, Master=1 day, Legendary=1 week), all further attempts to influence the creature takes a -2 penalty and it regains the number of attitude points it had towards you before you attempted to influence it -20, or 30, whichever is lowest.</text:p>
      <text:p text:style-name="Standard"/>
      <text:p text:style-name="Standard"><text:span text:style-name="T2">Nature: </text:span>Nature works the same way as Diplomacy, except it can only target biological creatures with an intelligence score under 5. You can attempt a Nature check to influence the creature even if it doesn’t understand you.</text:p>
      <text:p text:style-name="Standard"/>
      <text:p text:style-name="Standard"><text:span text:style-name="T2">Example:</text:span> Bob attempts to influence an NPC he just met, with 52 attitude points towards him. Bob has great Diplomacy so he chooses to use his Diplomacy skill for this check. The GM finds the arguments Bob presents as convincing, so the GM gives Bob a +8 bonus to the roll. Bob rolls a 12 and adds his Diplomacy bonus and the bonus provided by the GM for a total of 26! Since the NPC had 52 attitude points towards Bob, Bob greatly succeeds and the NPC now has 63 attitude points towards him, which pushes his attitude up to friendly. Bob wants to improve his attitude up to Helpful, because he has a minor task in mind for the NPC, Bob must attempt more checks to accomplish his go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1" meta:word-count="847" meta:character-count="4995" meta:non-whitespace-character-count="4172"/>
    <meta:generator>LibreOfficeDev/6.0.5.2$Linux_X86_64 LibreOffice_project/</meta:generator>
  </office:meta>
</office:document-meta>
</file>